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break-before="page"/>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list-style-name="L1"/>
    <style:style style:name="T1"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Scope<text:tab/>3</text:p>
          <text:p text:style-name="P6"><text:s/>2 Referenced Documents/Links<text:tab/>3</text:p>
          <text:p text:style-name="P5"><text:s/>2.1 Smartsheet Project Plan<text:tab/>3</text:p>
          <text:p text:style-name="P5"><text:s/>2.2 Requirements Document<text:tab/>3</text:p>
          <text:p text:style-name="P5"><text:s/>2.3 Microsoft Teams <text:tab/>3</text:p>
          <text:p text:style-name="P6"><text:s/>3 Project Overview<text:tab/>3</text:p>
          <text:p text:style-name="P5"><text:s/>3.1 Project Schedule<text:tab/>3</text:p>
          <text:p text:style-name="P6"><text:s/>4 Plans for Software Development<text:tab/>4</text:p>
          <text:p text:style-name="P5"><text:s/>4.1 Project Planning – Tracking – Team<text:tab/>4</text:p>
          <text:p text:style-name="P5"><text:s/>4.2 Code Reviews<text:tab/>4</text:p>
          <text:p text:style-name="P6"><text:s/>5 Software Testing<text:tab/>4</text:p>
          <text:p text:style-name="P5"><text:s/>5.1 Software Release Approach<text:tab/>4</text:p>
          <text:p text:style-name="P6"><text:s/>6 Software Development Environment<text:tab/>5</text:p>
          <text:p text:style-name="P6"><text:s/>7 Requirements and Traceability<text:tab/>5</text:p>
          <text:p text:style-name="P6"><text:s/>8 System Design<text:tab/>5</text:p>
          <text:p text:style-name="P6"><text:s/>9 Configuration Management<text:tab/>5</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h text:style-name="Heading_20_1" text:outline-level="1">Scope</text:h>
      <text:p text:style-name="Standard"/>
      <text:p text:style-name="Standard"/>
      <text:p text:style-name="Standard"/>
      <text:h text:style-name="Heading_20_1" text:outline-level="1">Referenced Documents/Links</text:h>
      <text:p text:style-name="Standard"/>
      <text:h text:style-name="Heading_20_2" text:outline-level="2">Smartsheet Project Plan</text:h>
      <text:p text:style-name="Standard"><text:tab/>The following is the link to the Project Plan. This document shows the high-level plans and general schedule.</text:p>
      <text:p text:style-name="Standard"><text:tab/>Project Plan</text:p>
      <text:p text:style-name="Standard"/>
      <text:h text:style-name="Heading_20_2" text:outline-level="2">Requirements Document</text:h>
      <text:p text:style-name="Standard"><text:tab/>The following is the link to the Requirements Document. This document is attached to the Project Plan referenced above.</text:p>
      <text:p text:style-name="Standard"><text:tab/>Requirements Document</text:p>
      <text:p text:style-name="Standard"/>
      <text:h text:style-name="Heading_20_2" text:outline-level="2">Microsoft Teams </text:h>
      <text:p text:style-name="Standard"><text:tab/>Communication between team members will often occur in a Microsoft Teams channel. The following is the link.</text:p>
      <text:p text:style-name="Standard"><text:tab/>Teams Channel</text:p>
      <text:p text:style-name="Standard"/>
      <text:p text:style-name="Standard"/>
      <text:p text:style-name="Standard"/>
      <text:h text:style-name="Heading_20_1" text:outline-level="1">Project Overview</text:h>
      <text:p text:style-name="Standard"/>
      <text:h text:style-name="Heading_20_2" text:outline-level="2">Project Schedule</text:h>
      <text:p text:style-name="Standard"><text:tab/>Refer to the Project Plan document above. But generally speaking, the project will be performing releases approximately every 2 weeks. Key milestones are having most of Phase 1 functions released by end of calendar year 2019. Phase 2 functions will be scheduled sometime in January of 2020.</text:p>
      <text:p text:style-name="Standard"/>
      <text:p text:style-name="Standard"/>
      <text:p text:style-name="Standard"/>
      <text:p text:style-name="Standard"/>
      <text:h text:style-name="Heading_20_1" text:outline-level="1"><text:soft-page-break/>Plans for Software Development</text:h>
      <text:p text:style-name="Standard"/>
      <text:h text:style-name="Heading_20_2" text:outline-level="2">Project Planning – Tracking – Team</text:h>
      <text:p text:style-name="Standard"/>
      <text:p text:style-name="Standard"/>
      <text:h text:style-name="Heading_20_2" text:outline-level="2">Code Reviews</text:h>
      <text:p text:style-name="Standard"/>
      <text:p text:style-name="Standard"/>
      <text:h text:style-name="Heading_20_1" text:outline-level="1">Software Testing</text:h>
      <text:p text:style-name="Standard"><text:tab/>Generally, software testing will occur on individual development environments. The testing is generally two categories:</text:p>
      <text:list xml:id="list7829403690863460881" text:style-name="L1">
        <text:list-item>
          <text:p text:style-name="P7"><text:span text:style-name="T1">Functional demonstration</text:span> – this for developers to demonstrate functions to other developers. This can also be a demonstration to stakeholders, but only from the development machine and not a production release.</text:p>
          <text:list>
            <text:list-item>
              <text:p text:style-name="P7">This approach can be used during code reviews and development team discussions</text:p>
            </text:list-item>
            <text:list-item>
              <text:p text:style-name="P7">This can also be used prior to release testing to gather stakeholder feedback</text:p>
            </text:list-item>
          </text:list>
        </text:list-item>
        <text:list-item>
          <text:p text:style-name="P7"><text:span text:style-name="T1">Release testing</text:span> – this is what occurs immediately after a full release. Testing may be slightly more formal than Functional demonstration, with lists of requests for stakeholders to verify.</text:p>
          <text:list>
            <text:list-item>
              <text:p text:style-name="P7">This approach is necessary prior to releasing code into production.</text:p>
            </text:list-item>
            <text:list-item>
              <text:p text:style-name="P7">Usually there will be specific lists of tests to perform. These lists will accumulate over time to act as regression test cases.</text:p>
            </text:list-item>
          </text:list>
        </text:list-item>
      </text:list>
      <text:p text:style-name="Standard"><text:tab/>Note: automated testing will not be used initially. <text:s/></text:p>
      <text:p text:style-name="Standard"/>
      <text:p text:style-name="Standard"/>
      <text:h text:style-name="Heading_20_2" text:outline-level="2">Software Release Approach</text:h>
      <text:p text:style-name="Standard"><text:tab/>The Heroku environment has automatic release features which will publish a particular branch of source control. An option in the Heroku environment will bring the source code from Git Hub and publish into the production site.</text:p>
      <text:p text:style-name="Standard"><text:tab/>Note that development environments can download and execute the complete project at any time. This will be performed at least by the Team Lead before every production release. For significant new functionality, a demonstration will be given to key stakeholders before releasing into production.</text:p>
      <text:p text:style-name="Standard"><text:tab/>Refer to the Software Testing section for more details.</text:p>
      <text:p text:style-name="Standard"/>
      <text:p text:style-name="Standard"/>
      <text:h text:style-name="Heading_20_1" text:outline-level="1"><text:soft-page-break/>Software Development Environment</text:h>
      <text:p text:style-name="Standard"><text:tab/>Each development machine will have an installation of XAMPP and configured to run a local Apache server (which hosts PHP), and Postgres database server. There are several other features available, but the primary items that apply to this project are the Apache and Postgres servers.</text:p>
      <text:p text:style-name="Standard"/>
      <text:p text:style-name="Standard"/>
      <text:h text:style-name="Heading_20_1" text:outline-level="1">Requirements and Traceability</text:h>
      <text:p text:style-name="Standard"/>
      <text:p text:style-name="Standard"/>
      <text:p text:style-name="Standard"/>
      <text:h text:style-name="Heading_20_1" text:outline-level="1">System Design</text:h>
      <text:p text:style-name="Standard"><text:tab/>The following is a high-level architectural diagram.</text:p>
      <text:p text:style-name="Standard"/>
      <text:p text:style-name="Standard"/>
      <text:p text:style-name="Standard"/>
      <text:h text:style-name="Heading_20_1" text:outline-level="1">Configuration Management</text:h>
      <text:p text:style-name="Standard"><text:a xlink:type="simple" xlink:href="http://rogerdudler.github.io/git-guide/" text:style-name="Internet_20_link" text:visited-style-name="Visited_20_Internet_20_Link">http://rogerdudler.github.io/git-guide/</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auto-update="true"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MP1" style:family="paragraph" style:parent-style-name="Table_20_Contents">
      <style:text-properties fo:font-size="10pt" style:font-size-asian="10pt" style:font-size-complex="10pt"/>
    </style:style>
    <style:style style:name="MP2" style:family="paragraph" style:parent-style-name="Table_20_Contents">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Page <text:page-number text:select-page="current"/> of <text:page-count>5</text:page-count></text:p>
            </table:table-cell>
            <table:table-cell table:style-name="Table1.C1" office:value-type="string">
              <text:p text:style-name="MP1"/>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11-10T10:28:06.29</meta:creation-date>
    <dc:date>2019-11-16T16:11:28.07</dc:date>
    <dc:creator>C C</dc:creator>
    <meta:editing-duration>PT8H53M47S</meta:editing-duration>
    <meta:editing-cycles>7</meta:editing-cycles>
    <meta:generator>OpenOffice/4.1.6$Win32 OpenOffice.org_project/416m1$Build-9790</meta:generator>
    <meta:document-statistic meta:table-count="1" meta:image-count="0" meta:object-count="0" meta:page-count="5" meta:paragraph-count="55" meta:word-count="531" meta:character-count="3420"/>
  </office:meta>
</office:document-meta>
</file>